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fo:line-height="150%" fo:text-align="justify" style:justify-single-word="false"/>
    </style:style>
    <style:style style:name="P3" style:family="paragraph" style:parent-style-name="Standard">
      <style:paragraph-properties fo:margin-top="0in" fo:margin-bottom="0in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ASK 7</text:span></text:p>
      <text:p text:style-name="P2"><text:span text:style-name="T3">Implement K-Means_Clustering using python</text:span></text:p>
      <text:p text:style-name="P3"/>
      <text:p text:style-name="P2"><text:span text:style-name="T3">ALGORITHM:</text:span></text:p>
      <text:p text:style-name="P2"><text:span text:style-name="T3">Step 1:</text:span><text:span text:style-name="T2"> Read the Given data Sample to X</text:span></text:p>
      <text:p text:style-name="P2"><text:span text:style-name="T3">Step 2:</text:span><text:span text:style-name="T2"> Train Dataset with K=5</text:span></text:p>
      <text:p text:style-name="P2"><text:span text:style-name="T3">Step 3:</text:span><text:span text:style-name="T2"> Find optimal number of clusters(k) in a dataset using Elbow method</text:span></text:p>
      <text:p text:style-name="P2"><text:span text:style-name="T3">Step 4:</text:span><text:span text:style-name="T2"> Train Dataset with K=3 (optimal K-Value)</text:span></text:p>
      <text:p text:style-name="P2"><text:span text:style-name="T3">Step 4:</text:span><text:span text:style-name="T2"> Compare results</text:span></text:p>
      <text:p text:style-name="P2"><text:span text:style-name="T3">Step 6: </text:span><text:span text:style-name="T2">End</text:span></text:p>
      <text:p text:style-name="P1"/>
      <text:p text:style-name="Standard">import numpy as np</text:p>
      <text:p text:style-name="Standard">import matplotlib.pyplot as plt</text:p>
      <text:p text:style-name="Standard">from sklearn.cluster import KMeans</text:p>
      <text:p text:style-name="Standard">from sklearn.datasets import make_blobs</text:p>
      <text:p text:style-name="Standard"/>
      <text:p text:style-name="Standard"># Step 1: Generate synthetic dataset</text:p>
      <text:p text:style-name="Standard">X, y_true = make_blobs(n_samples=300, centers=4, cluster_std=0.7, random_state=42)</text:p>
      <text:p text:style-name="Standard"/>
      <text:p text:style-name="Standard"># Step 2: Plot the original dataset (unlabeled)</text:p>
      <text:p text:style-name="Standard">plt.figure(figsize=(12, 5))</text:p>
      <text:p text:style-name="Standard"/>
      <text:p text:style-name="Standard">plt.subplot(1, 2, 1)</text:p>
      <text:p text:style-name="Standard">plt.scatter(X[:, 0], X[:, 1], s=50, color='gray')</text:p>
      <text:p text:style-name="Standard">plt.title("Original Data (before clustering)")</text:p>
      <text:p text:style-name="Standard">plt.xlabel("Feature 1")</text:p>
      <text:p text:style-name="Standard">plt.ylabel("Feature 2")</text:p>
      <text:p text:style-name="Standard"/>
      <text:p text:style-name="Standard"># Step 3: Apply KMeans clustering</text:p>
      <text:p text:style-name="Standard">kmeans = KMeans(n_clusters=4, random_state=42)</text:p>
      <text:p text:style-name="Standard">y_kmeans = kmeans.fit_predict(X)</text:p>
      <text:p text:style-name="Standard"/>
      <text:p text:style-name="Standard"><text:soft-page-break/># Step 4: Plot clustered data</text:p>
      <text:p text:style-name="Standard">plt.subplot(1, 2, 2)</text:p>
      <text:p text:style-name="Standard">plt.scatter(X[:, 0], X[:, 1], c=y_kmeans, cmap='viridis', s=50)</text:p>
      <text:p text:style-name="Standard">centers = kmeans.cluster_centers_</text:p>
      <text:p text:style-name="Standard">plt.scatter(centers[:, 0], centers[:, 1], c='red', s=200, marker='X', label="Centroids")</text:p>
      <text:p text:style-name="Standard">plt.title("Clustered Data (after K-Means)")</text:p>
      <text:p text:style-name="Standard">plt.xlabel("Feature 1")</text:p>
      <text:p text:style-name="Standard">plt.ylabel("Feature 2")</text:p>
      <text:p text:style-name="Standard">plt.legend()</text:p>
      <text:p text:style-name="Standard"/>
      <text:p text:style-name="Standard">plt.tight_layout()</text:p>
      <text:p text:style-name="Standard">plt.show(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5in" fo:margin-bottom="0.0555in" fo:keep-together="always" fo:keep-with-next="always"/>
      <style:text-properties fo:color="#2f5496" style:font-name="Calibri Light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11in" fo:margin-bottom="0.0555in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.0555in" fo:keep-together="always" fo:keep-with-next="always"/>
      <style:text-properties fo:color="#2f5496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28in" fo:keep-together="always" fo:keep-with-next="always"/>
      <style:text-properties fo:color="#2f5496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.028in" fo:keep-together="always" fo:keep-with-next="always"/>
      <style:text-properties fo:color="#2f5496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555in" fo:line-height="100%"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102in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111in" fo:margin-bottom="0.111in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2f5496" fo:border-bottom="0.0071in solid #2f5496"/>
      <style:text-properties fo:color="#2f5496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2f5496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2f5496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dra Navaroj</meta:initial-creator>
    <meta:editing-cycles>1</meta:editing-cycles>
    <meta:creation-date>2025-09-25T17:26:00</meta:creation-date>
    <dc:date>2026-04-15T12:09:37.12</dc:date>
    <meta:editing-duration>PT1S</meta:editing-duration>
    <meta:generator>OpenOffice/4.1.15$Win32 OpenOffice.org_project/4115m2$Build-9813</meta:generator>
    <meta:document-statistic meta:table-count="0" meta:image-count="0" meta:object-count="0" meta:page-count="2" meta:paragraph-count="36" meta:word-count="157" meta:character-count="12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